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oup 6 Testing Questionaire</text:p>
      <text:p text:style-name="Standard"/>
      <text:p text:style-name="Standard">Q<text:span text:style-name="Default_20_Paragraph_20_Font"><text:span text:style-name="T1">1</text:span></text:span>: Were you able to successfully hunt any dinosaurs? If so, which ones, and how? Which weapons and armour did you use and how many hunters did you send?</text:p>
      <text:p text:style-name="Standard"/>
      <text:p text:style-name="Standard">Q<text:span text:style-name="Default_20_Paragraph_20_Font"><text:span text:style-name="T1">2</text:span></text:span>: Was it clear what each of the buildings did and how to use them?</text:p>
      <text:p text:style-name="Standard"/>
      <text:p text:style-name="Standard">Q<text:span text:style-name="Default_20_Paragraph_20_Font"><text:span text:style-name="T1">3</text:span></text:span>: Were <text:span text:style-name="Default_20_Paragraph_20_Font"><text:span text:style-name="T1">there any issues with the buildings? </text:span></text:span></text:p>
      <text:p text:style-name="Standard"/>
      <text:p text:style-name="P1">Q4: Were you able to work out the menus? Could you find everything you were looking for? If not, what did you struggle with?</text:p>
      <text:p text:style-name="P1"/>
      <text:p text:style-name="Standard">Q<text:span text:style-name="Default_20_Paragraph_20_Font"><text:span text:style-name="T1">5</text:span></text:span>: Did you encounter any bugs while playing? If so, what were they and what lead to them occuring?</text:p>
      <text:p text:style-name="Standard"/>
      <text:p text:style-name="Standard">Q6: Did you enjoy the game? If so, which aspects?</text:p>
      <text:p text:style-name="Standard"/>
      <text:p text:style-name="Standard">Q7: Was there anything you didn't enjoy? If so, which aspects?</text:p>
      <text:p text:style-name="Standard"/>
      <text:p text:style-name="Standard">Q8: Was there anything you couldn't understand? If so, what?</text:p>
      <text:p text:style-name="Standard"/>
      <text:p text:style-name="Standard">Q9: How long did you play for?</text:p>
      <text:p text:style-name="Standard"/>
      <text:p text:style-name="Standard">Q10: Anything else to add relating to the game that doesn't fit in the categories above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creator>Douglas Simpson</dc:creator>
    <meta:creation-date>2009-04-16T11:32:00Z</meta:creation-date>
    <dc:date>2018-04-24T14:21:55.30</dc:date>
    <meta:editing-cycles>18</meta:editing-cycles>
    <meta:editing-duration>PT1H32M33S</meta:editing-duration>
    <meta:document-statistic meta:table-count="0" meta:image-count="0" meta:object-count="0" meta:page-count="1" meta:paragraph-count="11" meta:word-count="153" meta:character-count="807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